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556000003000734E76CBCE3C4F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sans" svg:font-family="'Pt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draw:auto-grow-height="true" fo:min-height="3.091cm"/>
    </style:style>
    <style:style style:name="pr2" style:family="presentation" style:parent-style-name="DNA-outline1">
      <style:graphic-properties fo:min-height="8.88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title">
      <style:graphic-properties fo:min-height="2.6cm"/>
    </style:style>
    <style:style style:name="pr5" style:family="presentation" style:parent-style-name="DNA-notes">
      <style:graphic-properties draw:fill-color="#ffffff" fo:min-height="14cm"/>
    </style:style>
    <style:style style:name="P1" style:family="paragraph">
      <style:text-properties style:font-name="Pt sans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T1" style:family="text">
      <style:text-properties style:font-name="Pt san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3.091cm" svg:x="4.5cm" svg:y="0.355cm" presentation:class="title">
          <draw:text-box>
            <text:p><text:span text:style-name="T1">Algorithm Engineering per il calcolo di BWT e LCP </text:span></text:p>
          </draw:text-box>
        </draw:frame>
        <draw:frame presentation:style-name="pr2" draw:text-style-name="P1" draw:layer="layout" svg:width="22.5cm" svg:height="9.134cm" svg:x="4.5cm" svg:y="3.8cm" presentation:class="outline">
          <draw:text-box>
            <text:list text:style-name="L2">
              <text:list-item>
                <text:p text:style-name="P2"><text:span text:style-name="T1">Importanza di strutture dati efficienti come BWT e LCP in Bioinfiormatica</text:span></text:p>
                <text:p text:style-name="P2"><text:span text:style-name="T1"/></text:p>
              </text:list-item>
              <text:list-item>
                <text:p text:style-name="P2"><text:span text:style-name="T1">Utilità di BWT e LCP all’interno di un assemblatore di sequenze in memoria esterna</text:span></text:p>
                <text:p text:style-name="P2"><text:span text:style-name="T1"/></text:p>
              </text:list-item>
              <text:list-item>
                <text:p text:style-name="P2"><text:span text:style-name="T1">Evoluzione delle tecniche di sequenziamento del DNA in relazione all’elevato utilizzo di memoria principal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">
        <office:forms form:automatic-focus="false" form:apply-design-mode="false"/>
        <draw:frame presentation:style-name="pr4" draw:layer="layout" svg:width="22.5cm" svg:height="2.6cm" svg:x="4.5cm" svg:y="0.6cm" presentation:class="title" presentation:placeholder="true">
          <draw:text-box/>
        </draw:frame>
        <draw:frame presentation:style-name="pr2" draw:layer="layout" svg:width="22.5cm" svg:height="9.134cm" svg:x="4.5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t sans" svg:font-family="'Pt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734E76CBCE3C4FD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3T12:01:25.737832919</meta:creation-date>
    <meta:editing-duration>PT42M36S</meta:editing-duration>
    <meta:editing-cycles>9</meta:editing-cycles>
    <meta:generator>LibreOffice/5.4.2.2$Windows_X86_64 LibreOffice_project/22b09f6418e8c2d508a9eaf86b2399209b0990f4</meta:generator>
    <dc:title>DNA</dc:title>
    <dc:date>2017-10-14T18:31:17.644000000</dc:date>
    <meta:document-statistic meta:object-count="3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